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Preformatted_20_Text">
      <style:text-properties officeooo:paragraph-rsid="001640c7"/>
    </style:style>
    <style:style style:name="P2" style:family="paragraph" style:parent-style-name="Preformatted_20_Text">
      <style:text-properties officeooo:paragraph-rsid="00183261"/>
    </style:style>
    <style:style style:name="P3" style:family="paragraph" style:parent-style-name="Standard">
      <style:text-properties officeooo:rsid="00112201" officeooo:paragraph-rsid="00112201"/>
    </style:style>
    <style:style style:name="P4" style:family="paragraph" style:parent-style-name="Standard">
      <style:text-properties officeooo:rsid="00112201" officeooo:paragraph-rsid="0012d83f"/>
    </style:style>
    <style:style style:name="P5" style:family="paragraph" style:parent-style-name="Standard">
      <style:text-properties officeooo:rsid="0012d83f" officeooo:paragraph-rsid="0012d83f"/>
    </style:style>
    <style:style style:name="P6" style:family="paragraph" style:parent-style-name="Standard">
      <style:text-properties officeooo:paragraph-rsid="0012d83f"/>
    </style:style>
    <style:style style:name="P7" style:family="paragraph" style:parent-style-name="Standard">
      <style:text-properties fo:font-style="italic" fo:font-weight="bold" officeooo:rsid="0012d83f" officeooo:paragraph-rsid="0012d83f" style:font-style-asian="italic" style:font-weight-asian="bold" style:font-style-complex="italic" style:font-weight-complex="bold"/>
    </style:style>
    <style:style style:name="P8" style:family="paragraph" style:parent-style-name="Standard">
      <style:text-properties officeooo:rsid="0013e17e" officeooo:paragraph-rsid="0013e17e"/>
    </style:style>
    <style:style style:name="P9" style:family="paragraph" style:parent-style-name="Standard">
      <style:text-properties officeooo:rsid="0015744a" officeooo:paragraph-rsid="0015744a"/>
    </style:style>
    <style:style style:name="P10" style:family="paragraph" style:parent-style-name="Standard">
      <style:text-properties officeooo:rsid="001640c7" officeooo:paragraph-rsid="001640c7"/>
    </style:style>
    <style:style style:name="P11" style:family="paragraph" style:parent-style-name="Standard">
      <style:text-properties officeooo:rsid="001640c7" officeooo:paragraph-rsid="001ab6f3"/>
    </style:style>
    <style:style style:name="P12" style:family="paragraph" style:parent-style-name="Standard">
      <style:text-properties officeooo:rsid="001640c7" officeooo:paragraph-rsid="001bedcb"/>
    </style:style>
    <style:style style:name="P13" style:family="paragraph" style:parent-style-name="Standard">
      <style:text-properties officeooo:rsid="001640c7" officeooo:paragraph-rsid="001d2c97"/>
    </style:style>
    <style:style style:name="P14" style:family="paragraph" style:parent-style-name="Standard">
      <style:text-properties officeooo:rsid="001640c7" officeooo:paragraph-rsid="001e2667"/>
    </style:style>
    <style:style style:name="P15" style:family="paragraph" style:parent-style-name="Standard">
      <style:text-properties officeooo:rsid="00183261" officeooo:paragraph-rsid="00183261"/>
    </style:style>
    <style:style style:name="P16" style:family="paragraph" style:parent-style-name="Standard">
      <style:text-properties officeooo:rsid="001ab6f3" officeooo:paragraph-rsid="001bedcb"/>
    </style:style>
    <style:style style:name="P17" style:family="paragraph" style:parent-style-name="Standard">
      <style:text-properties officeooo:rsid="001bedcb" officeooo:paragraph-rsid="001bedcb"/>
    </style:style>
    <style:style style:name="P18" style:family="paragraph" style:parent-style-name="Standard">
      <style:text-properties officeooo:rsid="001bedcb" officeooo:paragraph-rsid="001d2c97"/>
    </style:style>
    <style:style style:name="P19" style:family="paragraph" style:parent-style-name="Standard">
      <style:text-properties officeooo:rsid="001bedcb" officeooo:paragraph-rsid="001e2667"/>
    </style:style>
    <style:style style:name="P20" style:family="paragraph" style:parent-style-name="Standard">
      <style:text-properties officeooo:rsid="001d2c97" officeooo:paragraph-rsid="001d2c97"/>
    </style:style>
    <style:style style:name="P21" style:family="paragraph" style:parent-style-name="Standard">
      <style:text-properties officeooo:rsid="001e2667" officeooo:paragraph-rsid="001e2667"/>
    </style:style>
    <style:style style:name="P22" style:family="paragraph" style:parent-style-name="Standard">
      <style:text-properties officeooo:rsid="001e2667" officeooo:paragraph-rsid="001f841e"/>
    </style:style>
    <style:style style:name="P23" style:family="paragraph" style:parent-style-name="Standard">
      <style:text-properties officeooo:rsid="001e2667" officeooo:paragraph-rsid="002117dc"/>
    </style:style>
    <style:style style:name="P24" style:family="paragraph" style:parent-style-name="Standard">
      <style:text-properties officeooo:rsid="001f841e" officeooo:paragraph-rsid="001f841e"/>
    </style:style>
    <style:style style:name="P25" style:family="paragraph" style:parent-style-name="Standard">
      <style:text-properties officeooo:rsid="001f841e" officeooo:paragraph-rsid="002117dc"/>
    </style:style>
    <style:style style:name="P26" style:family="paragraph" style:parent-style-name="Standard">
      <style:text-properties officeooo:rsid="002117dc" officeooo:paragraph-rsid="002117dc"/>
    </style:style>
    <style:style style:name="P27" style:family="paragraph" style:parent-style-name="Text_20_body">
      <style:paragraph-properties fo:margin-top="0cm" fo:margin-bottom="0cm" style:contextual-spacing="false"/>
      <style:text-properties officeooo:paragraph-rsid="00112201"/>
    </style:style>
    <style:style style:name="P28" style:family="paragraph" style:parent-style-name="Standard">
      <style:text-properties officeooo:rsid="00112201" officeooo:paragraph-rsid="0012d83f"/>
    </style:style>
    <style:style style:name="P29" style:family="paragraph" style:parent-style-name="Standard">
      <style:text-properties officeooo:rsid="0012d83f" officeooo:paragraph-rsid="0012d83f"/>
    </style:style>
    <style:style style:name="P30" style:family="paragraph" style:parent-style-name="Standard">
      <style:text-properties officeooo:rsid="0018bc43" officeooo:paragraph-rsid="001bedcb"/>
    </style:style>
    <style:style style:name="P31" style:family="paragraph" style:parent-style-name="Standard">
      <style:text-properties officeooo:rsid="001f841e" officeooo:paragraph-rsid="001f841e"/>
    </style:style>
    <style:style style:name="P32" style:family="paragraph" style:parent-style-name="Standard">
      <style:text-properties officeooo:rsid="001f841e" officeooo:paragraph-rsid="002117dc"/>
    </style:style>
    <style:style style:name="P33" style:family="paragraph" style:parent-style-name="Standard">
      <style:text-properties officeooo:rsid="002590e7" officeooo:paragraph-rsid="002590e7"/>
    </style:style>
    <style:style style:name="P34" style:family="paragraph" style:parent-style-name="Standard">
      <style:text-properties officeooo:paragraph-rsid="0028cf87"/>
    </style:style>
    <style:style style:name="P35" style:family="paragraph" style:parent-style-name="Standard">
      <style:text-properties fo:font-weight="bold" officeooo:rsid="002590e7" officeooo:paragraph-rsid="002590e7" style:font-weight-asian="bold" style:font-weight-complex="bold"/>
    </style:style>
    <style:style style:name="P36" style:family="paragraph" style:parent-style-name="Standard">
      <style:text-properties fo:font-weight="bold" officeooo:rsid="0028cf87" officeooo:paragraph-rsid="0028cf87" style:font-weight-asian="bold" style:font-weight-complex="bold"/>
    </style:style>
    <style:style style:name="P37" style:family="paragraph" style:parent-style-name="Text_20_body" style:list-style-name="L1">
      <style:paragraph-properties fo:margin-top="0cm" fo:margin-bottom="0cm" style:contextual-spacing="false"/>
      <style:text-properties officeooo:paragraph-rsid="00112201"/>
    </style:style>
    <style:style style:name="P38" style:family="paragraph" style:parent-style-name="Text_20_body" style:list-style-name="L2">
      <style:paragraph-properties fo:margin-top="0cm" fo:margin-bottom="0cm" style:contextual-spacing="false"/>
      <style:text-properties officeooo:paragraph-rsid="00112201"/>
    </style:style>
    <style:style style:name="P39" style:family="paragraph" style:parent-style-name="Text_20_body" style:list-style-name="L2">
      <style:text-properties officeooo:paragraph-rsid="00112201"/>
    </style:style>
    <style:style style:name="P40" style:family="paragraph" style:parent-style-name="Text_20_body">
      <style:text-properties fo:font-weight="bold" officeooo:rsid="002a2f17" officeooo:paragraph-rsid="002a2f17" style:font-weight-asian="bold" style:font-weight-complex="bold"/>
    </style:style>
    <style:style style:name="P41" style:family="paragraph" style:parent-style-name="Text_20_body">
      <style:text-properties fo:font-weight="bold" officeooo:rsid="002b6545" officeooo:paragraph-rsid="002b6545" style:font-weight-asian="bold" style:font-weight-complex="bold"/>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weight="bold" officeooo:rsid="002b82ca" officeooo:paragraph-rsid="002b82ca" style:font-weight-asian="bold" style:font-weight-complex="bold"/>
    </style:style>
    <style:style style:name="P44" style:family="paragraph" style:parent-style-name="Text_20_body">
      <style:text-properties officeooo:paragraph-rsid="002a2f17"/>
    </style:style>
    <style:style style:name="P45" style:family="paragraph" style:parent-style-name="Text_20_body">
      <style:text-properties officeooo:rsid="002b6545" officeooo:paragraph-rsid="002b6545"/>
    </style:style>
    <style:style style:name="P46" style:family="paragraph">
      <loext:graphic-properties draw:fill="none" draw:fill-color="#ffffff"/>
      <style:paragraph-properties style:writing-mode="lr-tb"/>
    </style:style>
    <style:style style:name="P47" style:family="paragraph">
      <style:paragraph-properties fo:text-align="center"/>
    </style:style>
    <style:style style:name="T1" style:family="text">
      <style:text-properties officeooo:rsid="00112201"/>
    </style:style>
    <style:style style:name="T2" style:family="text">
      <style:text-properties fo:font-weight="bold" style:font-weight-asian="bold" style:font-weight-complex="bold"/>
    </style:style>
    <style:style style:name="T3" style:family="text">
      <style:text-properties fo:font-weight="bold" officeooo:rsid="002a2f17" style:font-weight-asian="bold" style:font-weight-complex="bold"/>
    </style:style>
    <style:style style:name="T4" style:family="text">
      <style:text-properties fo:font-weight="bold" style:font-weight-asian="bold" style:font-weight-complex="bold" loext:padding="0.049cm" loext:border="0.06pt solid #d9d9e3"/>
    </style:style>
    <style:style style:name="T5" style:family="text">
      <style:text-properties officeooo:rsid="0012d83f"/>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640c7"/>
    </style:style>
    <style:style style:name="T8" style:family="text">
      <style:text-properties officeooo:rsid="00183261"/>
    </style:style>
    <style:style style:name="T9" style:family="text">
      <style:text-properties officeooo:rsid="0018bc43"/>
    </style:style>
    <style:style style:name="T10" style:family="text">
      <style:text-properties officeooo:rsid="001ab6f3"/>
    </style:style>
    <style:style style:name="T11" style:family="text">
      <style:text-properties officeooo:rsid="001bedcb"/>
    </style:style>
    <style:style style:name="T12" style:family="text">
      <style:text-properties officeooo:rsid="001e2667"/>
    </style:style>
    <style:style style:name="T13" style:family="text">
      <style:text-properties officeooo:rsid="001f841e"/>
    </style:style>
    <style:style style:name="T14" style:family="text">
      <style:text-properties officeooo:rsid="002117dc"/>
    </style:style>
    <style:style style:name="T15" style:family="text">
      <style:text-properties officeooo:rsid="002241c7"/>
    </style:style>
    <style:style style:name="T16" style:family="text">
      <style:text-properties loext:padding="0.049cm" loext:border="0.06pt solid #d9d9e3"/>
    </style:style>
    <style:style style:name="T17" style:family="text">
      <style:text-properties officeooo:rsid="002b654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1.2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7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vertical-align="middle" draw:auto-grow-height="false" fo:min-height="1.325cm" fo:min-width="1.7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8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vertical-align="middle" draw:auto-grow-height="false" fo:min-height="1.589cm" fo:min-width="2.3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text:span text:style-name="T2">Transactionnele</text:span> : effectuer opération sur bdd CRUD (insertion , maj , supp , )</text:p>
      <text:p text:style-name="P3">traite un petit nombre de ligne a la fois et dois etre rapide</text:p>
      <text:p text:style-name="P3"/>
      <text:p text:style-name="P3"><text:span text:style-name="T2">Analytique</text:span> : analyser des donnés et fournir info pour prendre <text:s/>des décisions éclairé</text:p>
      <text:p text:style-name="P3"/>
      <text:p text:style-name="P3"/>
      <text:p text:style-name="P7">Exercice 1/</text:p>
      <text:p text:style-name="P4">1/ </text:p>
      <text:p text:style-name="P6">Requête Transactionnelle :</text:p>
      <text:list xml:id="list837085934" text:style-name="L1">
        <text:list-header>
          <text:p text:style-name="P37"><text:s/>: Cette requête vise à vérifier la disponibilité des billets pour une séance de film spécifique à un moment donné dans une ville Elle sert à interroger la base de données pour obtenir des informations sur les billets vendus pour une séance en temps réel.</text:p>
        </text:list-header>
      </text:list>
      <text:p text:style-name="P27"/>
      <text:p text:style-name="P3">2/</text:p>
      <text:p text:style-name="P3">Requête Analytique :</text:p>
      <text:list xml:id="list1247241428" text:style-name="L2">
        <text:list-header>
          <text:p text:style-name="P38"><text:s/>: Cette requête vise à analyser les performances et les tendances liées à la sortie du dernier film de Star Wars. Elle ne concerne pas une opération transactionnelle en temps réel, mais plutôt une réflexion sur des décisions futures en se basant sur des données historiques.</text:p>
          <text:p text:style-name="P39"><text:s/>:</text:p>
        </text:list-header>
      </text:list>
      <text:p text:style-name="P5">3/</text:p>
      <text:p text:style-name="P4">Requête Analytique :</text:p>
      <text:p text:style-name="P5"><text:tab/>Cette requete <text:s/>est axée sur l’analyse des données vis a vis des ventes de billet de cinema, elle récupère le nombre de place vendus pour chaque film et pour chaque cinema sur chaque mois </text:p>
      <text:p text:style-name="P3"/>
      <text:p text:style-name="P3"/>
      <text:p text:style-name="P5">4/</text:p>
      <text:p text:style-name="P4">Requête Analytique </text:p>
      <text:p text:style-name="P6"><text:span text:style-name="T1"><text:tab/></text:span><text:span text:style-name="T5">Cette requete</text:span> est conçue pour étudier les créneaux horaires <text:s/>associés aux ventes de billets</text:p>
      <text:p text:style-name="P6"/>
      <text:p text:style-name="P5">5/</text:p>
      <text:p text:style-name="P5">Requete Transactionnel : </text:p>
      <text:p text:style-name="P5"><text:tab/>On insere seulement des informations dans la table ventes, on ne cherche pas à analyser une donnée mais plus tot a modifier la table vent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6">Exercice 2/</text:span> </text:p>
      <text:p text:style-name="P5"/>
      <text:p text:style-name="P5"/>
      <text:p text:style-name="P8">Vente Amazon</text:p>
      <text:p text:style-name="P8">A quelle moment ( date ou temps ? ) a été faites la ventes d’un produit X <text:s/>?</text:p>
      <text:p text:style-name="P8">Nombre de ventes par utilisateur ? </text:p>
      <text:p text:style-name="P8"><draw:frame text:anchor-type="paragraph" draw:z-index="7" draw:name="Cadre de texte 7" draw:style-name="gr9" draw:text-style-name="P46" svg:width="4.74cm" svg:height="2.382cm" svg:x="11.305cm" svg:y="0.279cm"><draw:text-box><text:p>Date , heure, Promo, Utilisateur, Produit, </text:p></draw:text-box></draw:frame>Est ce qu’une promotion a été soumise a une vente ? </text:p>
      <text:p text:style-name="P9"/>
      <text:p text:style-name="P9">1/</text:p>
      <text:p text:style-name="P8"/>
      <text:p text:style-name="P8"><draw:frame text:anchor-type="paragraph" draw:z-index="3" draw:name="Cadre de texte 3" draw:style-name="gr5" draw:text-style-name="P46" svg:width="1.781cm" svg:height="0.77cm" svg:x="7.673cm" svg:y="0.131cm"><draw:text-box><text:p>Date </text:p></draw:text-box></draw:frame><draw:custom-shape text:anchor-type="paragraph" draw:z-index="0" draw:name="Forme 1" draw:style-name="gr10" draw:text-style-name="P47" svg:width="6.159cm" svg:height="4.763cm" svg:x="5.172cm" svg:y="0.321cm"><text:p/><draw:enhanced-geometry svg:viewBox="0 0 21600 21600" draw:text-areas="6722 8256 14878 15460" draw:type="star5" draw:enhanced-path="M 10797 0 L 8278 8256 0 8256 6722 13405 4198 21600 10797 16580 17401 21600 14878 13405 21600 8256 13321 8256 10797 0 Z N"/></draw:custom-shape></text:p>
      <text:p text:style-name="P5"/>
      <text:p text:style-name="P5"><draw:frame text:anchor-type="paragraph" draw:z-index="2" draw:name="Cadre de texte 2" draw:style-name="gr7" draw:text-style-name="P46" svg:width="1.588cm" svg:height="1.781cm" svg:x="10.416cm" svg:y="0.288cm"><draw:text-box><text:p>Promo</text:p></draw:text-box></draw:frame><draw:frame text:anchor-type="paragraph" draw:z-index="4" draw:name="Cadre de texte 4" draw:style-name="gr2" draw:text-style-name="P46" svg:width="1.444cm" svg:height="1.708cm" svg:x="4.907cm" svg:y="0.335cm"><draw:text-box><text:p>Heure</text:p></draw:text-box></draw:frame><draw:frame text:anchor-type="paragraph" draw:z-index="11" draw:name="Cadre de texte 10" draw:style-name="gr2" draw:text-style-name="P46" svg:width="1.444cm" svg:height="1.708cm" svg:x="4.907cm" svg:y="0.335cm"><draw:text-box><text:p>Heure</text:p></draw:text-box></draw:frame></text:p>
      <text:p text:style-name="P5"/>
      <text:p text:style-name="P5"><draw:frame text:anchor-type="paragraph" draw:z-index="1" draw:name="Cadre de texte 1" draw:style-name="gr8" draw:text-style-name="P46" svg:width="1.179cm" svg:height="0.842cm" svg:x="7.795cm" svg:y="0.383cm"><draw:text-box><text:p>Vente </text:p></draw:text-box></draw:frame></text:p>
      <text:p text:style-name="P5"/>
      <text:p text:style-name="P5"/>
      <text:p text:style-name="P5"/>
      <text:p text:style-name="P5"><draw:frame text:anchor-type="paragraph" draw:z-index="5" draw:name="Cadre de texte 5" draw:style-name="gr9" draw:text-style-name="P46" svg:width="3.32cm" svg:height="2.382cm" svg:x="5.315cm" svg:y="0.095cm"><draw:text-box><text:p>Utilisateur </text:p></draw:text-box></draw:frame></text:p>
      <text:p text:style-name="P5"><draw:frame text:anchor-type="paragraph" draw:z-index="6" draw:name="Cadre de texte 6" draw:style-name="gr4" draw:text-style-name="P46" svg:width="2.864cm" svg:height="0.747cm" svg:x="9.333cm" svg:y="0.088cm"><draw:text-box><text:p>Produit </text:p></draw:text-box></draw:frame></text:p>
      <text:p text:style-name="P5"/>
      <text:p text:style-name="P5"/>
      <text:p text:style-name="P5"/>
      <text:p text:style-name="P5"/>
      <text:p text:style-name="P5"/>
      <text:p text:style-name="P9">2/ On ne le fait pas, on aurait pu faire une association “Un utilisateur poste un commentaire sur une <text:span text:style-name="T7">vente” </text:span></text:p>
      <text:p text:style-name="P9"/>
      <text:p text:style-name="P10"><draw:custom-shape text:anchor-type="paragraph" draw:z-index="8" draw:name="Forme 2" draw:style-name="gr6" draw:text-style-name="P47" svg:width="4.619cm" svg:height="3.97cm" svg:x="1.155cm" svg:y="2.732cm"><text:p/><draw:enhanced-geometry svg:viewBox="0 0 21600 21600" draw:text-areas="6722 8256 14878 15460" draw:type="star5" draw:enhanced-path="M 10797 0 L 8278 8256 0 8256 6722 13405 4198 21600 10797 16580 17401 21600 14878 13405 21600 8256 13321 8256 10797 0 Z N"/></draw:custom-shape><draw:frame text:anchor-type="paragraph" draw:z-index="9" draw:name="Cadre de texte 8" draw:style-name="gr8" draw:text-style-name="P46" svg:width="1.179cm" svg:height="0.842cm" svg:x="2.912cm" svg:y="4.471cm"><draw:text-box><text:p>Vente </text:p></draw:text-box></draw:frame><draw:frame text:anchor-type="paragraph" draw:z-index="10" draw:name="Cadre de texte 9" draw:style-name="gr5" draw:text-style-name="P46" svg:width="1.781cm" svg:height="0.77cm" svg:x="2.79cm" svg:y="2.327cm"><draw:text-box><text:p>Date </text:p></draw:text-box></draw:frame><draw:frame text:anchor-type="paragraph" draw:z-index="12" draw:name="Cadre de texte 11" draw:style-name="gr2" draw:text-style-name="P46" svg:width="1.444cm" svg:height="1.708cm" svg:x="0.866cm" svg:y="3.461cm"><draw:text-box><text:p>Heure</text:p></draw:text-box></draw:frame><draw:frame text:anchor-type="paragraph" draw:z-index="13" draw:name="Cadre de texte 12" draw:style-name="gr3" draw:text-style-name="P46" svg:width="2.239cm" svg:height="1.338cm" svg:x="1.321cm" svg:y="6.253cm"><draw:text-box><text:p>Utilisateur </text:p></draw:text-box></draw:frame><draw:frame text:anchor-type="paragraph" draw:z-index="14" draw:name="Cadre de texte 13" draw:style-name="gr4" draw:text-style-name="P46" svg:width="2.864cm" svg:height="0.747cm" svg:x="4.041cm" svg:y="6.438cm"><draw:text-box><text:p>Produit </text:p></draw:text-box></draw:frame><draw:frame text:anchor-type="paragraph" draw:z-index="15" draw:name="Cadre de texte 14" draw:style-name="gr7" draw:text-style-name="P46" svg:width="1.588cm" svg:height="1.781cm" svg:x="4.692cm" svg:y="3.75cm"><draw:text-box><text:p>Promo</text:p></draw:text-box></draw:frame><draw:custom-shape text:anchor-type="paragraph" draw:z-index="16" draw:name="Forme 3" draw:style-name="gr6" draw:text-style-name="P47" svg:width="4.619cm" svg:height="3.97cm" svg:x="8.828cm" svg:y="2.852cm"><text:p/><draw:enhanced-geometry svg:viewBox="0 0 21600 21600" draw:text-areas="6722 8256 14878 15460" draw:type="star5" draw:enhanced-path="M 10797 0 L 8278 8256 0 8256 6722 13405 4198 21600 10797 16580 17401 21600 14878 13405 21600 8256 13321 8256 10797 0 Z N"/></draw:custom-shape><draw:frame text:anchor-type="paragraph" draw:z-index="17" draw:name="Cadre de texte 15" draw:style-name="gr5" draw:text-style-name="P46" svg:width="1.781cm" svg:height="0.77cm" svg:x="9.91cm" svg:y="2.083cm"><draw:text-box><text:p>Date </text:p></draw:text-box></draw:frame><draw:frame text:anchor-type="paragraph" draw:z-index="18" draw:name="Cadre de texte 17" draw:style-name="gr4" draw:text-style-name="P46" svg:width="2.864cm" svg:height="0.747cm" svg:x="11.979cm" svg:y="6.414cm"><draw:text-box><text:p>Produit </text:p></draw:text-box></draw:frame><draw:frame text:anchor-type="paragraph" draw:z-index="19" draw:name="Cadre de texte 18" draw:style-name="gr3" draw:text-style-name="P46" svg:width="2.239cm" svg:height="1.338cm" svg:x="8.153cm" svg:y="6.495cm"><draw:text-box><text:p>Utilisateur </text:p></draw:text-box></draw:frame><draw:frame text:anchor-type="paragraph" draw:z-index="20" draw:name="Cadre de texte 19" draw:style-name="gr2" draw:text-style-name="P46" svg:width="1.444cm" svg:height="1.708cm" svg:x="8.227cm" svg:y="3.965cm"><draw:text-box><text:p>Heure</text:p></draw:text-box></draw:frame><draw:frame text:anchor-type="paragraph" draw:z-index="21" draw:name="Cadre de texte 20" draw:style-name="gr1" draw:text-style-name="P46" svg:width="2.214cm" svg:height="1.299cm" svg:x="10.511cm" svg:y="4.487cm"><draw:text-box><text:p>Commentaire</text:p></draw:text-box></draw:frame>Une idée aurait été de faire une nouvelle table de fait commentair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Le produit carthésien de ces 2 tables produirait énormement de ligne c’est une mauavsie idée,</text:p>
      <text:p text:style-name="P10"/>
      <text:p text:style-name="P10"/>
      <text:p text:style-name="P10"/>
      <text:p text:style-name="P10"/>
      <text:p text:style-name="P10"/>
      <text:p text:style-name="P10"><text:soft-page-break/></text:p>
      <text:p text:style-name="P10">3/ Analytique: </text:p>
      <text:p text:style-name="P10"/>
      <text:p text:style-name="P10">Quelle sont ls promotions qui ont réalisés le + de vente ?</text:p>
      <text:p text:style-name="P10"/>
      <text:p text:style-name="P1"><text:span text:style-name="Source_20_Text"><text:span text:style-name="T7">SELECT COUNT(*) AS NombreDeVentes </text:span></text:span><text:span text:style-name="Source_20_Text">FROM Ventes WHERE DateVente = '2023-10-05'; </text:span></text:p>
      <text:p text:style-name="P2"><text:span text:style-name="Source_20_Text"><text:span text:style-name="T8">3) requete de Nabil </text:span></text:span></text:p>
      <text:p text:style-name="P2"><text:span text:style-name="Source_20_Text"/></text:p>
      <text:p text:style-name="P2"><text:span text:style-name="Source_20_Text"/></text:p>
      <text:p text:style-name="P1"><text:span text:style-name="Source_20_Text"/></text:p>
      <text:p text:style-name="P2"><text:span text:style-name="Source_20_Text"><text:span text:style-name="T8"><text:s/></text:span></text:span></text:p>
      <text:p text:style-name="P1"><text:span text:style-name="Source_20_Text"/></text:p>
      <text:p text:style-name="P10"><text:s/><text:span text:style-name="T8">Exerice 3/</text:span></text:p>
      <text:p text:style-name="P15"><text:tab/> </text:p>
      <text:p text:style-name="P30">1/</text:p>
      <text:p text:style-name="P12">SELECT id_produit , SUM(montant_journalier) AS <text:span text:style-name="T9">MontantJournalier</text:span></text:p>
      <text:p text:style-name="P10">FROM ventes_monoprix</text:p>
      <text:p text:style-name="P10">GROUP BY id_produit;</text:p>
      <text:p text:style-name="P10"/>
      <text:p text:style-name="P10"/>
      <text:p text:style-name="P16">2/ </text:p>
      <text:p text:style-name="P16"><text:span text:style-name="T7">SELECT id_produit , </text:span>id_ville<text:span text:style-name="T7">, SUM(montant_journalier) AS </text:span><text:span text:style-name="T9">MontantJournalier</text:span></text:p>
      <text:p text:style-name="P11">FROM ventes_monoprix</text:p>
      <text:p text:style-name="P11">GROUP BY id_produit <text:s/>, <text:span text:style-name="T10">id_ville </text:span>;</text:p>
      <text:p text:style-name="P10"/>
      <text:p text:style-name="P17">3/</text:p>
      <text:p text:style-name="P16"><text:span text:style-name="T7">SELECT id_produit , </text:span>id_<text:span text:style-name="T11">date</text:span><text:span text:style-name="T7">, SUM(montant_journalier) AS </text:span><text:span text:style-name="T9">MontantJournalier</text:span></text:p>
      <text:p text:style-name="P12">FROM ventes_monoprix</text:p>
      <text:p text:style-name="P12">GROUP BY id_<text:span text:style-name="T11">date</text:span> <text:s/>, <text:span text:style-name="T10">id_ </text:span>produit<text:span text:style-name="T10"> </text:span>;</text:p>
      <text:p text:style-name="P12"/>
      <text:p text:style-name="P18">4/ </text:p>
      <text:p text:style-name="P18">SELECT id_<text:span text:style-name="T12">date</text:span>, id_magasin, AVG(montant_journalier) AS MoyenneJournalier</text:p>
      <text:p text:style-name="P19">FROM <text:span text:style-name="T7">ventes_monoprix</text:span></text:p>
      <text:p text:style-name="P17">GROUP BY id_<text:span text:style-name="T12">date</text:span>, id_magasin;</text:p>
      <text:p text:style-name="P17"/>
      <text:p text:style-name="P20">5/</text:p>
      <text:p text:style-name="P13">SELECT id_ville, id_date, SUM(montant_journalier) AS MontantJournalier</text:p>
      <text:p text:style-name="P14">FROM ventes_monoprix</text:p>
      <text:p text:style-name="P13">GROUP BY id_ville, id_date;</text:p>
      <text:p text:style-name="P13"/>
      <text:p text:style-name="P21">6/</text:p>
      <text:p text:style-name="P14">SELECT <text:span text:style-name="T12">id_produit ,</text:span>id_ville, id_date, SUM(montant_journalier) AS MontantJournalier</text:p>
      <text:p text:style-name="P14">FROM ventes_monoprix</text:p>
      <text:p text:style-name="P14">GROUP BY <text:span text:style-name="T12">id_produit ,</text:span> id_ville, id_date;</text:p>
      <text:p text:style-name="P14"/>
      <text:p text:style-name="P14"/>
      <text:p text:style-name="P14"/>
      <text:p text:style-name="P14"/>
      <text:p text:style-name="P14"/>
      <text:p text:style-name="P14"/>
      <text:p text:style-name="P26"><text:soft-page-break/>ROOLUP </text:p>
      <text:p text:style-name="P24"/>
      <text:p text:style-name="P24"/>
      <text:p text:style-name="P24">1/</text:p>
      <text:p text:style-name="P24">SELECT id_produit, SUM(montant_journalier) AS MontantJournalier</text:p>
      <text:p text:style-name="P24">FROM ventes_monoprix</text:p>
      <text:p text:style-name="P24">GROUP BY ROLLUP(id_produit);</text:p>
      <text:p text:style-name="P21"/>
      <text:p text:style-name="P22"><text:s/><text:span text:style-name="T13">2/</text:span></text:p>
      <text:p text:style-name="P24"><text:s/>SELECT id_produit, id_ville, SUM(montant_journalier) AS MontantJournalier</text:p>
      <text:p text:style-name="P21">FROM ventes_monoprix</text:p>
      <text:p text:style-name="P21">GROUP BY ROLLUP(id_produit, id_ville);</text:p>
      <text:p text:style-name="P21"/>
      <text:p text:style-name="P24">3/</text:p>
      <text:p text:style-name="P24">SELECT id_produit, id_date, SUM(montant_journalier) AS MontantJournalier</text:p>
      <text:p text:style-name="P24">FROM ventes_monoprix</text:p>
      <text:p text:style-name="P24">GROUP BY ROLLUP(id_produit, id_date);</text:p>
      <text:p text:style-name="P24"/>
      <text:p text:style-name="P24">4/</text:p>
      <text:p text:style-name="P24">SELECT id_date, id_magasin, AVG(montant_journalier) AS MoyenneJournalier</text:p>
      <text:p text:style-name="P24">FROM ventes_monoprix</text:p>
      <text:p text:style-name="P24">GROUP BY ROLLUP(id_date, id_magasin);</text:p>
      <text:p text:style-name="P24"/>
      <text:p text:style-name="P24">5/</text:p>
      <text:p text:style-name="P24">SELECT id_ville, id_date, SUM(montant_journalier) AS MontantJournalier</text:p>
      <text:p text:style-name="P24">FROM ventes_monoprix</text:p>
      <text:p text:style-name="P24">GROUP BY ROLLUP(id_ville, id_date);</text:p>
      <text:p text:style-name="P24"/>
      <text:p text:style-name="P24">6/</text:p>
      <text:p text:style-name="P24">SELECT id_produit, id_ville, id_date, SUM(montant_journalier) AS MontantJournalier</text:p>
      <text:p text:style-name="P24">FROM ventes_monoprix</text:p>
      <text:p text:style-name="P24">GROUP BY ROLLUP(id_produit, id_ville, id_date);</text:p>
      <text:p text:style-name="P2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CUBE </text:p>
      <text:p text:style-name="P25">1/</text:p>
      <text:p text:style-name="P25">SELECT id_produit, SUM(montant_journalier) AS MontantJournalier</text:p>
      <text:p text:style-name="P25">FROM ventes_monoprix</text:p>
      <text:p text:style-name="P25">GROUP BY <text:span text:style-name="T14">CUBE</text:span>(id_produit);</text:p>
      <text:p text:style-name="P23"/>
      <text:p text:style-name="P23"><text:s/><text:span text:style-name="T13">2/</text:span></text:p>
      <text:p text:style-name="P25"><text:s/>SELECT id_produit, id_ville, SUM(montant_journalier) AS MontantJournalier</text:p>
      <text:p text:style-name="P23">FROM ventes_monoprix</text:p>
      <text:p text:style-name="P23">GROUP BY <text:span text:style-name="T14">CUBE</text:span>(id_produit, id_ville);</text:p>
      <text:p text:style-name="P23"/>
      <text:p text:style-name="P25">3/</text:p>
      <text:p text:style-name="P25">SELECT id_produit, id_date, SUM(montant_journalier) AS MontantJournalier</text:p>
      <text:p text:style-name="P25">FROM ventes_monoprix</text:p>
      <text:p text:style-name="P25">GROUP BY <text:span text:style-name="T14">CUBE</text:span>(id_produit, id_date);</text:p>
      <text:p text:style-name="P25"/>
      <text:p text:style-name="P25">4/</text:p>
      <text:p text:style-name="P25">SELECT id_date, id_magasin, AVG(montant_journalier) AS MoyenneJournalier</text:p>
      <text:p text:style-name="P25">FROM ventes_monoprix</text:p>
      <text:p text:style-name="P25">GROUP BY <text:span text:style-name="T14">CUBE</text:span>(id_date, id_magasin);</text:p>
      <text:p text:style-name="P25"/>
      <text:p text:style-name="P25">5/</text:p>
      <text:p text:style-name="P25">SELECT id_ville, id_date, SUM(montant_journalier) AS MontantJournalier</text:p>
      <text:p text:style-name="P25">FROM ventes_monoprix</text:p>
      <text:p text:style-name="P25">GROUP BY <text:span text:style-name="T14">CUBE</text:span>(id_ville, id_date);</text:p>
      <text:p text:style-name="P25"/>
      <text:p text:style-name="P25">6/</text:p>
      <text:p text:style-name="P25">SELECT id_produit, id_ville, id_date, SUM(montant_journalier) AS MontantJournalier</text:p>
      <text:p text:style-name="P25">FROM ventes_monoprix</text:p>
      <text:p text:style-name="P25">GROUP BY <text:span text:style-name="T14">CUBE</text:span>(id_produit, id_ville, id_date);</text:p>
      <text:p text:style-name="P25"/>
      <text:p text:style-name="P25"/>
      <text:p text:style-name="P25">Enfin, testez les options ROLLUP et CUBE et comparer les résultats. Pourrait-on regrouper les interrogations</text:p>
      <text:p text:style-name="P25">grâce à ces options ? <text:s text:c="3"/><text:span text:style-name="T15">A faire </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33"><text:soft-page-break/>Partie 2/</text:p>
      <text:p text:style-name="P33"/>
      <text:p text:style-name="Standard"><text:span text:style-name="Strong_20_Emphasis">Snapshot de Données :</text:span> Un snapshot de données est une copie statique des données à un instant précis. Il peut être créé en extrayant les données de la base de données transactionnelle à un moment donné. Les snapshots sont souvent utilisés dans les entrepôts de données (OLAP - Online Analytical Processing) pour l'analyse et la génération de rapports, car ils offrent une vue cohérente des données à des fins d'analyse, sans les changements en temps réel.</text:p>
      <text:p text:style-name="P33"/>
      <text:p text:style-name="P35">1/Un fait ( j, p, c, m, x ) existe lorsqu’un produit p est acheté par un client c le jour j au magasin m. La mesure x correspond au prix total.</text:p>
      <text:p text:style-name="P35"/>
      <text:p text:style-name="P34">A) <text:s text:c="2"/>Il s'agit d'un fait transactionnel. La raison en est que ce fait enregistre des événements spécifiques (les achats) au fur et à mesure qu'ils se produisent en temps réel. Chaque transaction est capturée lorsqu'un client effectue un achat particulier à une date donnée.</text:p>
      <text:p text:style-name="Standard"/>
      <text:p text:style-name="Text_20_body">b) <text:span text:style-name="Strong_20_Emphasis"><text:s/>:</text:span> la mesure x, qui correspond au prix total, est additive. Une mesure additive peut être sommée ou agrégée de manière significative. </text:p>
      <text:p text:style-name="P36">2/Un fait ( j, p, m, x ) existe lorsqu’un produit p est acheté le jour j au magasin m. La mesure correspond au chiffre d’affaires.</text:p>
      <text:p text:style-name="P36"/>
      <text:p text:style-name="Standard">a) <text:s/>Il s'agit en réalité d'un fait transactionnel. , il enregistre toujours des transactions spécifiques au fur et à mesure qu'elles se produisent. Chaque transaction est capturée lorsque quelqu'un achète un produit donné à une date précise dans un magasin spécifique.</text:p>
      <text:p text:style-name="Standard"/>
      <text:p text:style-name="Text_20_body">b) <text:span text:style-name="Strong_20_Emphasis">:</text:span> La mesure x, qui correspond au chiffre d'affaires, est additive. Vous pouvez sommer ou agréger de manière significative les chiffres d'affaires pour obtenir des totaux, des moyennes</text:p>
      <text:p text:style-name="Text_20_body"/>
      <text:p text:style-name="P44"><text:span text:style-name="T3">3/Un fait ( j, p, m, x ) existe pour chaque combinaison de produit p, magasin m et jour j. La mesure x correspond</text:span><text:span text:style-name="T2">au stock de p en m le jour j.</text:span></text:p>
      <text:p text:style-name="Text_20_body">a) Il s'agit d'un snapshot de données, car il capture l'état statique du stock des produits dans les magasins pour chaque jour donné. Les données ne changent pas en fonction des transactions ultérieures ; elles représentent une vue fixe à un moment précis.</text:p>
      <text:p text:style-name="Text_20_body">b) <text:s/>La mesure x, qui correspond au stock du produit p dans le magasin m le jour j, est non-additive. Le stock n'est pas une mesure que l'on peut simplement additionner, car il ne s'agit pas d'une quantité cumulative. Au lieu de cela, le stock est une mesure de l'état à un moment précis, ce qui le rend non-additif. </text:p>
      <text:p text:style-name="Text_20_body"/>
      <text:p text:style-name="P40"/>
      <text:p text:style-name="P40"/>
      <text:p text:style-name="P40"><text:soft-page-break/>4/Un fait ( j, p, m, x ) existe pour chaque combinaison de produit p, magasin m et jour j. La mesure x correspond au nombre de ventes de p en m cumulées depuis le début de l’année jusqu’au jour j.</text:p>
      <text:p text:style-name="P40"/>
      <text:p text:style-name="Text_20_body">a) Il s'agit d'un fait transactionnel. Ce fait enregistre les ventes cumulées au jour j pour chaque produit p dans le magasin m. Les données évoluent au fur et à mesure que de nouvelles ventes sont enregistrées, ce qui les classe comme des données transactionnelles.</text:p>
      <text:p text:style-name="Text_20_body">b) <text:s/>La mesure x, qui correspond au nombre de ventes cumulées depuis le début de l'année jusqu'au jour j, est additive. Vous pouvez additionner ces valeurs de ventes cumulées pour obtenir le total de ventes cumulées à une date spécifique. </text:p>
      <text:p text:style-name="Text_20_body"/>
      <text:p text:style-name="P41">5/ Un fait (c, e, j) existe lorsqu’un appel du client c le jour j est traité par l’employé e. Aucune mesure n’existe.</text:p>
      <text:p text:style-name="Text_20_body"><text:span text:style-name="T17">a) </text:span>Il s'agit d'un fait transactionnel. Ce fait enregistre les appels des clients au fur et à mesure qu'ils se produisent en temps réel. Chaque entrée représente le traitement d'un appel par un employé à une date donnée.</text:p>
      <text:p text:style-name="Text_20_body"><text:span text:style-name="T17">b) </text:span>Dans ce cas, aucune mesure n'est associée au fait. Par conséquent, il n'y a pas de mesure à classer </text:p>
      <text:p text:style-name="P45"/>
      <text:p text:style-name="P41">6/. Un fait (c, j, x ) existe lorsqu’un client c le jour j laisse une note sur un produit acheté. La mesure x est la note donnée par le client.</text:p>
      <text:p text:style-name="P45"/>
      <text:p text:style-name="Text_20_body">a) Il s'agit d'un fait transactionnel. Le fait enregistre les notes laissées par les clients au fur et à mesure qu'ils se produisent en temps réel. Chaque entrée représente une note donnée par un client à une date donnée.</text:p>
      <text:p text:style-name="Text_20_body">b) <text:s/>La mesure x, qui correspond à la note donnée par le client, est additive. Les notes peuvent généralement être additionnées ou agrégées pour obtenir des statistiques, telles que la moyenne des notes données par les clients. Par conséquent, la mesure x est considérée comme additive.</text:p>
      <text:p text:style-name="P42"/>
      <text:p text:style-name="P42"/>
      <text:p text:style-name="P42"/>
      <text:p text:style-name="P42"><text:s/><text:span text:style-name="T17">7/. Un fait (c, e, j, x ) existe lorsqu’un appel du client c le jour j est traité par l’employé e. La mesure x est la durée </text:span>de l’appel en secondes.</text:p>
      <text:p text:style-name="Text_20_body"><text:soft-page-break/>a) <text:s/>Il s'agit d'un fait transactionnel. Le fait enregistre la durée des appels traités par les employés au fur et à mesure qu'ils se produisent en temps réel. Chaque entrée représente la durée d'un appel entre un client, un employé et à une date donnée.</text:p>
      <text:p text:style-name="Text_20_body">b) La mesure x, qui correspond à la durée de l'appel en secondes, est additive. Vous pouvez additionner ces valeurs de durée des appels pour obtenir le total de la durée des appels traités par un employé à une date donnée, ou pour calculer d'autres agrégations, comme la moyenne de la durée des appels. La mesure x est donc considérée comme additive.</text:p>
      <text:p text:style-name="Text_20_body"/>
      <text:p text:style-name="P41">8/Un fait (m, b, j, x ) existe lorsque la monnaie m est changée à la banque b le jour j. La mesure x est le montant total de la monnaie changée en euros</text:p>
      <text:p text:style-name="Text_20_body">a<text:span text:style-name="T17">) </text:span>Dans ce cas, il s'agit d'un snapshot de données. Le fait capture l'état statique du montant total de la monnaie changée en euros pour une journée spécifique (le jour j). Les données ne changent pas en fonction des transactions ultérieures ; elles représentent une vue fixe à un moment précis.</text:p>
      <text:p text:style-name="Text_20_body">b) <text:s/>La mesure x, qui correspond au montant total de la monnaie changée en euros, est additive. Vous pouvez additionner ces valeurs de montants totaux de monnaie changée pour obtenir le total du montant en euros échangé à la banque pour une journée donnée. La mesure x est donc considérée comme additive.</text:p>
      <text:p text:style-name="P43">9/Un fait (m, b, j, x ) existe lorsque la monnaie m est changée à la banque b le jour j. La mesure x est le cours de <text:s/>change moyen de m en euros pour toutes les transactions du jour j.</text:p>
      <text:p text:style-name="P43"/>
      <text:p text:style-name="Text_20_body">a) Il s'agit d'un fait transactionnel. Le fait enregistre les transactions de change de monnaie au fur et à mesure qu'ils se produisent en temps réel. Chaque entrée représente une transaction de change de monnaie entre une monnaie m, une banque b, et à une date donnée.</text:p>
      <text:p text:style-name="Text_20_body">b)La mesure x, qui correspond au cours de change moyen de m en euros pour toutes les transactions du jour j, est semi-additive. Un cours de change moyen peut être additionné sur plusieurs transactions de la journée, mais il ne peut pas être additionné sur une période plus longue ( car cela pourrait produire des résultats incorrects. Le cours de change moyen dépend du nombre de transactions de change de monnaie effectuées au cours de la journée, ce qui en fait une mesure semi-additiv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0" meta:object-count="0" meta:page-count="8" meta:paragraph-count="141" meta:word-count="1791" meta:character-count="10966" meta:non-whitespace-character-count="9262"/>
  </office:meta>
</office:document-meta>
</file>